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50000024F935C34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893cm" svg:height="10.425cm" draw:z-index="0"><draw:image xlink:href="Pictures/10000000000003850000024F935C34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2:52:03.392000000</meta:creation-date>
    <meta:print-date>2019-12-28T12:58:51.399000000</meta:print-date>
    <dc:date>2019-12-28T12:59:06.864000000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4.2$Windows_x86 LibreOffice_project/63150712c6d317d27ce2db16eb94c2f3d7b699f8</meta:generator>
  </office:meta>
</office:document-meta>
</file>